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9"/>
    <style:style style:name="P7" style:family="paragraph" style:parent-style-name="Text_20_body" style:list-style-name="L10"/>
    <style:style style:name="P8" style:family="paragraph" style:parent-style-name="Text_20_body" style:list-style-name="L11"/>
    <style:style style:name="P9" style:family="paragraph" style:parent-style-name="Text_20_body" style:list-style-name="L1">
      <style:paragraph-properties fo:margin-left="2.501cm" fo:margin-right="0cm" fo:text-indent="-0.635cm" style:auto-text-indent="false"/>
    </style:style>
    <style:style style:name="P10" style:family="paragraph" style:parent-style-name="Standard" style:list-style-name="L4"/>
    <style:style style:name="P11" style:family="paragraph" style:parent-style-name="Standard" style:list-style-name="L6"/>
    <style:style style:name="P12" style:family="paragraph" style:parent-style-name="Standard" style:list-style-name="L7"/>
    <style:style style:name="P13" style:family="paragraph" style:parent-style-name="Standard" style:list-style-name="L8"/>
    <style:style style:name="P14" style:family="paragraph" style:parent-style-name="Standard" style:list-style-name="L7">
      <style:paragraph-properties fo:margin-left="2.501cm" fo:margin-right="0cm" fo:text-indent="-0.635cm" style:auto-text-inden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opik-topik Menarik</text:h>
      <text:list xml:id="list526330520" text:style-name="L9">
        <text:list-item>
          <text:p text:style-name="P6">Lexical chaining tanpa menggunakan Word-Net. Sebagai penggantinya, coba gunakan teknik dari paper-paper graph-based summarization.</text:p>
        </text:list-item>
        <text:list-item>
          <text:p text:style-name="P6">Membangun Word-Net berdasarkan sebuah korpus dengan teknik graph-based summarization.</text:p>
        </text:list-item>
        <text:list-item>
          <text:p text:style-name="P6">Apa perbedaan antara Lexical Chain dengan Syntactical Chain?</text:p>
        </text:list-item>
        <text:list-item>
          <text:p text:style-name="P6">Automatic computational technique to capture correlated word of any distance.</text:p>
        </text:list-item>
        <text:list-item>
          <text:p text:style-name="P6">Syntactic, lexical approach.</text:p>
        </text:list-item>
        <text:list-item>
          <text:p text:style-name="P6">Small-world property of Bahasa Indonesia.</text:p>
        </text:list-item>
        <text:list-item>
          <text:p text:style-name="P6">Clustering coefficient path length in Bahasa Indonesia and Bahasa Daerah.</text:p>
        </text:list-item>
      </text:list>
      <text:h text:style-name="Heading_20_1" text:outline-level="1">Questions to Ponder</text:h>
      <text:list xml:id="list619221102" text:style-name="L10">
        <text:list-item>
          <text:p text:style-name="P7">Pidgin Language.</text:p>
        </text:list-item>
        <text:list-item>
          <text:p text:style-name="P7">Evolutionary language game model.</text:p>
        </text:list-item>
        <text:list-item>
          <text:p text:style-name="P7">Nowak Krakauer (99), Nowak (00).</text:p>
        </text:list-item>
        <text:list-item>
          <text:p text:style-name="P7">identifying new words in Blogosphere. Identify its neighbors. Method: How to identify time of occurrence of English words? What about Asian languages? What about Malay blog activity?</text:p>
        </text:list-item>
        <text:list-item>
          <text:p text:style-name="P7">Telegraphic speech, Akmajian 95.</text:p>
        </text:list-item>
        <text:list-item>
          <text:p text:style-name="P7">British National Corpus.</text:p>
        </text:list-item>
      </text:list>
      <text:h text:style-name="Heading_20_1" text:outline-level="1">Log Book Krextown Penelitian</text:h>
      <text:p text:style-name="Text_20_body">Senin, 2012 Jul 30.</text:p>
      <text:list xml:id="list100170254" text:style-name="L11">
        <text:list-item>
          <text:p text:style-name="P8">Lebih dari sebulan nggak ada entri log. Padahal barusan merasa nggak suka dengan sikap mahasiswa bimbingan yang ngisi buku konsultasi belakangan. Kenapa nggak bisa konsisten? Gimana caranya supaya situasi seperti ini bisa berubah? Mulai dari siapa, kalo bukan dari orang yang ngebimbing? Si pembimbingnya sendiri punya masalah.</text:p>
        </text:list-item>
        <text:list-item>
          <text:p text:style-name="P8"/>
        </text:list-item>
      </text:list>
      <text:p text:style-name="Text_20_body">Selasa, 2012 Jun 26</text:p>
      <text:list xml:id="list991024236" text:style-name="L1">
        <text:list-item>
          <text:p text:style-name="P1">Observation: Is there any possibilities, given a corpus, we come up with a set of nodes who have these characteristics:</text:p>
        </text:list-item>
        <text:list-item>
          <text:p text:style-name="P9">Zero in-degree.</text:p>
        </text:list-item>
        <text:list-item>
          <text:p text:style-name="P9">One or more out-degree.</text:p>
          <text:p text:style-name="P1">those properties says that we found a set of words which used as a starting sentence in the corpus.</text:p>
        </text:list-item>
        <text:list-item>
          <text:p text:style-name="P1">Need to put in kompas corpus into netbook workplace.</text:p>
        </text:list-item>
      </text:list>
      <text:p text:style-name="Text_20_body">Rabu, 2012 Jun 13</text:p>
      <text:list xml:id="list1967488948" text:style-name="L2">
        <text:list-item>
          <text:p text:style-name="P2">Mencoba memodularisasikan pembaca korpus, supaya bisa lebih fleksibel jika diberikan <text:soft-page-break/>korpus yang baru.</text:p>
        </text:list-item>
        <text:list-item>
          <text:p text:style-name="P2">Menuliskan langkah-langkah yang perlu dilakukan untuk mengumpulkan data yang diperlukan untuk mendukung hipotesis penelitian. Dokumentasi ini dituliskan dalam dokumen terpisah (sebutkan nama dokumennya: -).</text:p>
        </text:list-item>
      </text:list>
      <text:p text:style-name="Text_20_body">Minggu, 20120512</text:p>
      <text:list xml:id="list562539055" text:style-name="L3">
        <text:list-item>
          <text:p text:style-name="P3">Memanfaatkan NLTK untuk sentence segmentation korpus Tempo.</text:p>
        </text:list-item>
      </text:list>
      <text:p text:style-name="Text_20_body">Rabu, 20120509</text:p>
      <text:list xml:id="list48641901" text:style-name="L4">
        <text:list-item>
          <text:p text:style-name="P4">Menghitung Clustering Coefficient menggunakan NetworkX: clustering(G[, nodes, weight]) Compute the clustering coefficient for nodes.</text:p>
        </text:list-item>
        <text:list-item>
          <text:p text:style-name="P4">Menghitung Clustering Coefficient menggunakan NetworkX: average_clustering(G[, nodes, weight, ..]) Compute the average clustering coefficient for the graph G.</text:p>
        </text:list-item>
        <text:list-item>
          <text:p text:style-name="P10">Menghitung Average Shortest Path Length menggunakan NetworkX: average_shortest_path_length(G, weight=None) Return the average shortest path length in the graph.</text:p>
        </text:list-item>
      </text:list>
      <text:p text:style-name="Text_20_body">Senin, 20120409</text:p>
      <text:list xml:id="list940339573" text:style-name="L5">
        <text:list-item>
          <text:p text:style-name="P5">Belajar dulu tentang degree centrality: Tulis, kasih contoh.</text:p>
        </text:list-item>
      </text:list>
      <text:p text:style-name="Standard">Rabu, 20120118</text:p>
      <text:list xml:id="list479373894" text:style-name="L6">
        <text:list-item>
          <text:p text:style-name="P11">Membaca korpus tempo.</text:p>
        </text:list-item>
        <text:list-item>
          <text:p text:style-name="P11">Memasukkannya ke dalam nltk.Text.</text:p>
        </text:list-item>
      </text:list>
      <text:p text:style-name="Standard">Senin, 20120116</text:p>
      <text:list xml:id="list2071517791" text:style-name="L7">
        <text:list-item>
          <text:p text:style-name="P12">Coding Python untuk membaca Korpus Tempo.</text:p>
        </text:list-item>
        <text:list-item>
          <text:p text:style-name="P12">Digabungkan dengan package NetworkX untuk membangun graf.</text:p>
        </text:list-item>
        <text:list-item>
          <text:p text:style-name="P12">Coding Experience:</text:p>
        </text:list-item>
        <text:list-item>
          <text:p text:style-name="P14">Gimana caranya menggabungkan direktori korpus, tanpa harus memasukkannya ke dalam svn repository.</text:p>
        </text:list-item>
      </text:list>
      <text:p text:style-name="Standard">Minggu, 20111113</text:p>
      <text:list xml:id="list1811512703" text:style-name="L8">
        <text:list-item>
          <text:p text:style-name="P13">Log Book dimulai lagi.</text:p>
        </text:list-item>
        <text:list-item>
          <text:p text:style-name="P13">Fokus ke InfoMap, SemanticVector, dan NetworkX, Graph Mining. Dengan arah ke bahasa dan dokumen teks.</text:p>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1"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d" fo:country="ID"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New Roman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roid Sans Fallback" style:font-name-complex="DejaVu Sans Mono"/>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F Usakti</meta:initial-creator>
    <meta:creation-date>2011-11-12T18:03:51.91</meta:creation-date>
    <dc:date>2012-07-30T14:11:41</dc:date>
    <dc:creator>Anung Ariwibowo</dc:creator>
    <meta:editing-duration>P2DT10H53M9S</meta:editing-duration>
    <meta:editing-cycles>9</meta:editing-cycles>
    <meta:generator>LibreOffice/3.4$Linux LibreOffice_project/340m1$Build-402</meta:generator>
    <meta:document-statistic meta:table-count="0" meta:image-count="0" meta:object-count="0" meta:page-count="2" meta:paragraph-count="46" meta:word-count="427" meta:character-count="2960" meta:non-whitespace-character-count="2613"/>
  </office:meta>
</office:document-meta>
</file>